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6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d4ea6b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ffffa6" fo:border="0.74pt solid #000000"/>
    </style:style>
    <style:style style:name="ce27" style:family="table-cell" style:parent-style-name="Default">
      <style:table-cell-properties fo:background-color="#ffffff" fo:border="0.74pt solid #000000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#ffffa6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ffffa6" fo:border="0.74pt solid #000000"/>
      <style:text-properties fo:font-size="10pt" style:font-size-asian="10pt" style:font-size-complex="10pt"/>
    </style:style>
    <style:style style:name="ce35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fff" fo:border="none"/>
    </style:style>
    <style:style style:name="ce42" style:family="table-cell" style:parent-style-name="Default">
      <style:table-cell-properties fo:background-color="#ffff6d"/>
    </style:style>
    <style:style style:name="ce43" style:family="table-cell" style:parent-style-name="Default">
      <style:table-cell-properties fo:background-color="#ffffff"/>
    </style:style>
    <style:style style:name="ce44" style:family="table-cell" style:parent-style-name="Default">
      <style:table-cell-properties fo:background-color="#ffff6d"/>
      <style:text-properties style:text-underline-style="none"/>
    </style:style>
    <style:style style:name="ce16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4"/>
        <table:table-column table:style-name="co5" table:default-cell-style-name="ce4"/>
        <table:table-column table:style-name="co6" table:default-cell-style-name="ce30"/>
        <table:table-column table:style-name="co7" table:default-cell-style-name="ce14"/>
        <table:table-column table:style-name="co8" table:default-cell-style-name="Default"/>
        <table:table-column table:style-name="co7" table:default-cell-style-name="ce43"/>
        <table:table-row table:style-name="ro1">
          <table:table-cell table:style-name="ce1" office:value-type="string" calcext:value-type="string">
            <text:p>TAREA</text:p>
          </table:table-cell>
          <table:table-cell table:style-name="ce1" table:number-columns-repeated="2"/>
          <table:table-cell table:number-columns-repeated="6"/>
          <table:table-cell table:style-name="Default" table:number-columns-repeated="2"/>
          <table:table-cell/>
          <table:table-cell table:style-name="ce16" office:value-type="string" calcext:value-type="string">
            <text:p>PTS</text:p>
          </table:table-cell>
        </table:table-row>
        <table:table-row table:style-name="ro1">
          <table:table-cell table:style-name="ce7" office:value-type="string" calcext:value-type="string">
            <text:p>I Apellido</text:p>
          </table:table-cell>
          <table:table-cell table:style-name="ce7" office:value-type="string" calcext:value-type="string">
            <text:p>II Apellido</text:p>
          </table:table-cell>
          <table:table-cell table:style-name="ce7" office:value-type="string" calcext:value-type="string">
            <text:p>Nombr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table:style-name="ce13" office:value-type="string" calcext:value-type="string">
            <text:p>Pregunta A</text:p>
          </table:table-cell>
          <table:table-cell table:style-name="ce3" office:value-type="string" calcext:value-type="string">
            <text:p>Clase Automóvil</text:p>
          </table:table-cell>
          <table:table-cell table:style-name="ce1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avo</text:p>
          </table:table-cell>
          <table:table-cell office:value-type="string" calcext:value-type="string">
            <text:p>Méndez</text:p>
          </table:table-cell>
          <table:table-cell office:value-type="string" calcext:value-type="string">
            <text:p>Odaliz Nazaret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D3:.H3])" office:value-type="float" office:value="23" calcext:value-type="float">
            <text:p>23</text:p>
          </table:table-cell>
          <table:table-cell office:value-type="string" calcext:value-type="string">
            <text:p>Problema 3: las pruebas no funcionan. Problema 4: es la misma clase que el problema anterior. Faltaron los problemas 1, 2 y 5</text:p>
          </table:table-cell>
          <table:table-cell table:style-name="ce13" office:value-type="string" calcext:value-type="string">
            <text:p>Pregunta B</text:p>
          </table:table-cell>
          <table:table-cell table:style-name="ce3" office:value-type="string" calcext:value-type="string">
            <text:p>Clase Marcador</text:p>
          </table:table-cell>
          <table:table-cell table:style-name="ce17" office:value-type="float" office:value="20" calcext:value-type="float">
            <text:p>20</text:p>
          </table:table-cell>
        </table:table-row>
        <table:table-row table:style-name="ro1">
          <table:table-cell table:style-name="ce10" office:value-type="string" calcext:value-type="string">
            <text:p>Brenes</text:p>
          </table:table-cell>
          <table:table-cell table:style-name="ce10" office:value-type="string" calcext:value-type="string">
            <text:p>Chacón</text:p>
          </table:table-cell>
          <table:table-cell table:style-name="ce10" office:value-type="string" calcext:value-type="string">
            <text:p>Francini Margarita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3" table:style-name="ce20" office:value-type="float" office:value="20" calcext:value-type="float">
            <text:p>2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4:.H4])" office:value-type="float" office:value="100" calcext:value-type="float">
            <text:p>100</text:p>
          </table:table-cell>
          <table:table-cell table:style-name="ce31"/>
          <table:table-cell table:style-name="ce13" office:value-type="string" calcext:value-type="string">
            <text:p>Pregunta C</text:p>
          </table:table-cell>
          <table:table-cell table:style-name="ce3" office:value-type="string" calcext:value-type="string">
            <text:p>Clase Tablero</text:p>
          </table:table-cell>
          <table:table-cell table:style-name="ce17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anales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Diego Francisco</text:p>
          </table:table-cell>
          <table:table-cell table:number-columns-repeated="5"/>
          <table:table-cell table:formula="of:=SUM([.D5:.H5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regunta D</text:p>
          </table:table-cell>
          <table:table-cell table:style-name="ce3" office:value-type="string" calcext:value-type="string">
            <text:p>Clase Estudiante con Cursos</text:p>
          </table:table-cell>
          <table:table-cell table:style-name="ce17" office:value-type="float" office:value="20" calcext:value-type="float">
            <text:p>20</text:p>
          </table:table-cell>
        </table:table-row>
        <table:table-row table:style-name="ro1">
          <table:table-cell table:style-name="ce10" office:value-type="string" calcext:value-type="string">
            <text:p>Chavarría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Sergio Denis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3" table:style-name="ce20" office:value-type="float" office:value="20" calcext:value-type="float">
            <text:p>2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6:.H6])" office:value-type="float" office:value="100" calcext:value-type="float">
            <text:p>100</text:p>
          </table:table-cell>
          <table:table-cell table:style-name="ce31"/>
          <table:table-cell table:style-name="ce13" office:value-type="string" calcext:value-type="string">
            <text:p>Pregunta E</text:p>
          </table:table-cell>
          <table:table-cell table:style-name="ce3" office:value-type="string" calcext:value-type="string">
            <text:p>Clase Estudiante Cursos y Notas</text:p>
          </table:table-cell>
          <table:table-cell table:style-name="ce17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Mauricio de Jesú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SUM([.D7:.H7])" office:value-type="float" office:value="85" calcext:value-type="float">
            <text:p>85</text:p>
          </table:table-cell>
          <table:table-cell office:value-type="string" calcext:value-type="string">
            <text:p>Problema 4 y 5: los vectores de cursos y notas deben ser atributos de la clase.</text:p>
          </table:table-cell>
          <table:table-cell office:value-type="string" calcext:value-type="string">
            <text:p>.</text:p>
          </table:table-cell>
          <table:table-cell/>
          <table:table-cell table:style-name="Default"/>
        </table:table-row>
        <table:table-row table:style-name="ro1"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Wong</text:p>
          </table:table-cell>
          <table:table-cell table:style-name="ce10" office:value-type="string" calcext:value-type="string">
            <text:p>Juan Ignacio</text:p>
          </table:table-cell>
          <table:table-cell table:style-name="ce20" table:number-columns-repeated="5"/>
          <table:table-cell table:style-name="ce20" table:formula="of:=SUM([.D8:.H8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style-name="ce40" office:value-type="string" calcext:value-type="string">
            <text:p>Clase Automóvil</text:p>
          </table:table-cell>
          <table:table-cell table:style-name="ce4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rdero</text:p>
          </table:table-cell>
          <table:table-cell office:value-type="string" calcext:value-type="string">
            <text:p>Bermúdez</text:p>
          </table:table-cell>
          <table:table-cell office:value-type="string" calcext:value-type="string">
            <text:p>Pablo David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SUM([.D9:.H9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style-name="ce41" office:value-type="string" calcext:value-type="string">
            <text:p>crea los atributos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 table:style-name="ce10" office:value-type="string" calcext:value-type="string">
            <text:p>Elizondo</text:p>
          </table:table-cell>
          <table:table-cell table:style-name="ce10" office:value-type="string" calcext:value-type="string">
            <text:p>Mora</text:p>
          </table:table-cell>
          <table:table-cell table:style-name="ce10" office:value-type="string" calcext:value-type="string">
            <text:p>Massiel Sabrina</text:p>
          </table:table-cell>
          <table:table-cell table:style-name="ce20" table:number-columns-repeated="5"/>
          <table:table-cell table:style-name="ce20" table:formula="of:=SUM([.D10:.H10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style-name="ce42" office:value-type="string" calcext:value-type="string">
            <text:p>implementa los métodos</text:p>
          </table:table-cell>
          <table:table-cell table:style-name="ce4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nsec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Jose Ricardo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SUM([.D11:.H11])" office:value-type="float" office:value="96" calcext:value-type="float">
            <text:p>96</text:p>
          </table:table-cell>
          <table:table-cell office:value-type="string" calcext:value-type="string">
            <text:p>Problema 1: no hay un método general para cambiar el estado.</text:p>
          </table:table-cell>
          <table:table-cell office:value-type="string" calcext:value-type="string">
            <text:p>.</text:p>
          </table:table-cell>
          <table:table-cell table:style-name="ce43" office:value-type="string" calcext:value-type="string">
            <text:p>realiza las prueb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0" office:value-type="string" calcext:value-type="string">
            <text:p>García</text:p>
          </table:table-cell>
          <table:table-cell table:style-name="ce10" office:value-type="string" calcext:value-type="string">
            <text:p>Rucavado</text:p>
          </table:table-cell>
          <table:table-cell table:style-name="ce10" office:value-type="string" calcext:value-type="string">
            <text:p>Alejandro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3" table:style-name="ce20" office:value-type="float" office:value="20" calcext:value-type="float">
            <text:p>2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12:.H12])" office:value-type="float" office:value="100" calcext:value-type="float">
            <text:p>100</text:p>
          </table:table-cell>
          <table:table-cell table:style-name="ce31"/>
          <table:table-cell office:value-type="string" calcext:value-type="string">
            <text:p>.</text:p>
          </table:table-cell>
          <table:table-cell table:style-name="ce40" office:value-type="string" calcext:value-type="string">
            <text:p>Clase Marcador</text:p>
          </table:table-cell>
          <table:table-cell table:style-name="ce4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Kevin Geovanny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SUM([.D13:.H13])" office:value-type="float" office:value="62" calcext:value-type="float">
            <text:p>62</text:p>
          </table:table-cell>
          <table:table-cell office:value-type="string" calcext:value-type="string">
            <text:p>Problema 1: no están los métodos de aumentar kilometraje ni de cambiar estado, no realiza las pruebas que pide el enunciado. Problema 2: no están los métodos que pide el enunciado. Problema 4: la clase no posee un vector que maneje los cursos del estudiante ni métodos que manejen ese vector. Solo deja ingresar cursos de 3 en 3. Problema 5: mismos errores que el problema pasado.</text:p>
          </table:table-cell>
          <table:table-cell office:value-type="string" calcext:value-type="string">
            <text:p>.</text:p>
          </table:table-cell>
          <table:table-cell table:style-name="ce42" office:value-type="string" calcext:value-type="string">
            <text:p>definición de la clase</text:p>
          </table:table-cell>
          <table:table-cell table:style-name="ce42"/>
        </table:table-row>
        <table:table-row table:style-name="ro1">
          <table:table-cell table:style-name="ce10" office:value-type="string" calcext:value-type="string">
            <text:p>Guevar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Roxiny Andrea</text:p>
          </table:table-cell>
          <table:table-cell table:style-name="ce20" table:number-columns-repeated="5"/>
          <table:table-cell table:style-name="ce20" table:formula="of:=SUM([.D14:.H14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style-name="ce44" office:value-type="string" calcext:value-type="string">
            <text:p>(atributos y métodos)</text:p>
          </table:table-cell>
          <table:table-cell table:style-name="ce42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19" office:value-type="string" calcext:value-type="string">
            <text:p>Hernández</text:p>
          </table:table-cell>
          <table:table-cell table:style-name="ce19" office:value-type="string" calcext:value-type="string">
            <text:p>Montserrat</text:p>
          </table:table-cell>
          <table:table-cell table:number-columns-repeated="2" table:style-name="ce27" office:value-type="float" office:value="10" calcext:value-type="float">
            <text:p>10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26" calcext:value-type="float">
            <text:p>26</text:p>
          </table:table-cell>
          <table:table-cell table:formula="of:=SUM([.D15:.H15])" office:value-type="float" office:value="74" calcext:value-type="float">
            <text:p>74</text:p>
          </table:table-cell>
          <table:table-cell table:style-name="ce33" office:value-type="string" calcext:value-type="string">
            <text:p>Problema 2: no hay un vector como atributo para los números del marcador, tampoco se crea un número aleatorio para cada elemento del vector ni realiza las pruebas que pide el enunciado. Problema 4: no hay un método para agregar cursos al vector de cursos. Problema 5: mismos errores que el problema anterior.</text:p>
          </table:table-cell>
          <table:table-cell office:value-type="string" calcext:value-type="string">
            <text:p>.</text:p>
          </table:table-cell>
          <table:table-cell table:style-name="ce43" office:value-type="string" calcext:value-type="string">
            <text:p>genera números aleatorio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0" office:value-type="string" calcext:value-type="string">
            <text:p>Hernández</text:p>
          </table:table-cell>
          <table:table-cell table:style-name="ce10" office:value-type="string" calcext:value-type="string">
            <text:p>Richmond</text:p>
          </table:table-cell>
          <table:table-cell table:style-name="ce10" office:value-type="string" calcext:value-type="string">
            <text:p>Guisselle Vanessa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3" table:style-name="ce20" office:value-type="float" office:value="20" calcext:value-type="float">
            <text:p>2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16:.H16])" office:value-type="float" office:value="96" calcext:value-type="float">
            <text:p>96</text:p>
          </table:table-cell>
          <table:table-cell table:style-name="ce31" office:value-type="string" calcext:value-type="string">
            <text:p>Problema 1: no hay un método general para cambiar el estado.</text:p>
          </table:table-cell>
          <table:table-cell office:value-type="string" calcext:value-type="string">
            <text:p>.</text:p>
          </table:table-cell>
          <table:table-cell table:style-name="ce42" office:value-type="string" calcext:value-type="string">
            <text:p>realiza las pruebas</text:p>
          </table:table-cell>
          <table:table-cell table:style-name="ce4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rrer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Brainer</text:p>
          </table:table-cell>
          <table:table-cell table:number-columns-repeated="5"/>
          <table:table-cell table:formula="of:=SUM([.D17:.H17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style-name="ce40" office:value-type="string" calcext:value-type="string">
            <text:p>Clase Tablero</text:p>
          </table:table-cell>
          <table:table-cell table:style-name="ce40" office:value-type="float" office:value="20" calcext:value-type="float">
            <text:p>20</text:p>
          </table:table-cell>
        </table:table-row>
        <table:table-row table:style-name="ro1">
          <table:table-cell table:style-name="ce10" office:value-type="string" calcext:value-type="string">
            <text:p>Hidalgo</text:p>
          </table:table-cell>
          <table:table-cell table:style-name="ce10" office:value-type="string" calcext:value-type="string">
            <text:p>Quirós</text:p>
          </table:table-cell>
          <table:table-cell table:style-name="ce10" office:value-type="string" calcext:value-type="string">
            <text:p>Lucila Fransua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3" table:style-name="ce20" office:value-type="float" office:value="20" calcext:value-type="float">
            <text:p>2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18:.H18])" office:value-type="float" office:value="96" calcext:value-type="float">
            <text:p>96</text:p>
          </table:table-cell>
          <table:table-cell table:style-name="ce31" office:value-type="string" calcext:value-type="string">
            <text:p>Problema 1: no hay un método general para cambiar el estado.</text:p>
          </table:table-cell>
          <table:table-cell office:value-type="string" calcext:value-type="string">
            <text:p>.</text:p>
          </table:table-cell>
          <table:table-cell table:style-name="ce43" office:value-type="string" calcext:value-type="string">
            <text:p>constructor implementado</text:p>
          </table:table-cell>
          <table:table-cell/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Dilan Giovanny</text:p>
          </table:table-cell>
          <table:table-cell table:number-columns-repeated="5"/>
          <table:table-cell table:formula="of:=SUM([.D19:.H19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style-name="ce43" office:value-type="string" calcext:value-type="string">
            <text:p>correctamen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0" office:value-type="string" calcext:value-type="string">
            <text:p>León</text:p>
          </table:table-cell>
          <table:table-cell table:style-name="ce10" office:value-type="string" calcext:value-type="string">
            <text:p>Gamboa</text:p>
          </table:table-cell>
          <table:table-cell table:style-name="ce10" office:value-type="string" calcext:value-type="string">
            <text:p>Ronulfo Fabricio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3" table:style-name="ce20" office:value-type="float" office:value="20" calcext:value-type="float">
            <text:p>2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20:.H20])" office:value-type="float" office:value="100" calcext:value-type="float">
            <text:p>100</text:p>
          </table:table-cell>
          <table:table-cell table:style-name="ce31"/>
          <table:table-cell office:value-type="string" calcext:value-type="string">
            <text:p>.</text:p>
          </table:table-cell>
          <table:table-cell table:style-name="ce42" office:value-type="string" calcext:value-type="string">
            <text:p>método imprimir matriz</text:p>
          </table:table-cell>
          <table:table-cell table:style-name="ce4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bo</text:p>
          </table:table-cell>
          <table:table-cell office:value-type="string" calcext:value-type="string">
            <text:p>Zeledón</text:p>
          </table:table-cell>
          <table:table-cell office:value-type="string" calcext:value-type="string">
            <text:p>Julián Francisco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SUM([.D21:.H21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style-name="ce43" office:value-type="string" calcext:value-type="string">
            <text:p>método marcar celd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0" office:value-type="string" calcext:value-type="string">
            <text:p>Murillo</text:p>
          </table:table-cell>
          <table:table-cell table:style-name="ce10" office:value-type="string" calcext:value-type="string">
            <text:p>Ríos</text:p>
          </table:table-cell>
          <table:table-cell table:style-name="ce10" office:value-type="string" calcext:value-type="string">
            <text:p>Erickson</text:p>
          </table:table-cell>
          <table:table-cell table:style-name="ce20" table:number-columns-repeated="5"/>
          <table:table-cell table:style-name="ce20" table:formula="of:=SUM([.D22:.H22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style-name="ce42" office:value-type="string" calcext:value-type="string">
            <text:p>realiza las pruebas</text:p>
          </table:table-cell>
          <table:table-cell table:style-name="ce4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tega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Yasmin Daya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D23:.H23])" office:value-type="float" office:value="44" calcext:value-type="float">
            <text:p>44</text:p>
          </table:table-cell>
          <table:table-cell office:value-type="string" calcext:value-type="string">
            <text:p>Problema 1: no hay un método general para cambiar el estado ni uno para sumar kilometraje. Faltaron problemas 4 y 5.</text:p>
          </table:table-cell>
          <table:table-cell office:value-type="string" calcext:value-type="string">
            <text:p>.</text:p>
          </table:table-cell>
          <table:table-cell table:style-name="ce40" office:value-type="string" calcext:value-type="string">
            <text:p>Clase Estudiante con Cursos</text:p>
          </table:table-cell>
          <table:table-cell table:style-name="ce40" office:value-type="float" office:value="20" calcext:value-type="float">
            <text:p>20</text:p>
          </table:table-cell>
        </table:table-row>
        <table:table-row table:style-name="ro1">
          <table:table-cell table:style-name="ce10" office:value-type="string" calcext:value-type="string">
            <text:p>Portuguez</text:p>
          </table:table-cell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Aníbal Isidro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3" table:style-name="ce20" office:value-type="float" office:value="20" calcext:value-type="float">
            <text:p>2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24:.H24])" office:value-type="float" office:value="96" calcext:value-type="float">
            <text:p>96</text:p>
          </table:table-cell>
          <table:table-cell table:style-name="ce31" office:value-type="string" calcext:value-type="string">
            <text:p>Clase automóvil: no crea el método de cambiar estado.</text:p>
          </table:table-cell>
          <table:table-cell office:value-type="string" calcext:value-type="string">
            <text:p>.</text:p>
          </table:table-cell>
          <table:table-cell table:style-name="ce43" office:value-type="string" calcext:value-type="string">
            <text:p>definición de la clase</text:p>
          </table:table-cell>
          <table:table-cell/>
        </table:table-row>
        <table:table-row table:style-name="ro1">
          <table:table-cell office:value-type="string" calcext:value-type="string">
            <text:p>Quesada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Luis Guillermo</text:p>
          </table:table-cell>
          <table:table-cell table:number-columns-repeated="5"/>
          <table:table-cell table:formula="of:=SUM([.D25:.H25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style-name="ce43" office:value-type="string" calcext:value-type="string">
            <text:p>(atributos y métodos)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Polanco</text:p>
          </table:table-cell>
          <table:table-cell table:style-name="ce10" office:value-type="string" calcext:value-type="string">
            <text:p>Carlos André</text:p>
          </table:table-cell>
          <table:table-cell table:style-name="ce20" table:number-columns-repeated="5"/>
          <table:table-cell table:style-name="ce20" table:formula="of:=SUM([.D26:.H26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style-name="ce42" office:value-type="string" calcext:value-type="string">
            <text:p>programa de prueba</text:p>
          </table:table-cell>
          <table:table-cell table:style-name="ce4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Luis Fernando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SUM([.D27:.H27])" office:value-type="float" office:value="96" calcext:value-type="float">
            <text:p>96</text:p>
          </table:table-cell>
          <table:table-cell office:value-type="string" calcext:value-type="string">
            <text:p>Problema 1: no hay un método general para cambiar el estado.</text:p>
          </table:table-cell>
          <table:table-cell office:value-type="string" calcext:value-type="string">
            <text:p>.</text:p>
          </table:table-cell>
          <table:table-cell table:style-name="ce40" office:value-type="string" calcext:value-type="string">
            <text:p>Clase Estudiante Cursos y Notas</text:p>
          </table:table-cell>
          <table:table-cell table:style-name="ce40" office:value-type="float" office:value="30" calcext:value-type="float">
            <text:p>30</text:p>
          </table:table-cell>
        </table:table-row>
        <table:table-row table:style-name="ro1"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Ántony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3" table:style-name="ce20" office:value-type="float" office:value="20" calcext:value-type="float">
            <text:p>20</text:p>
          </table:table-cell>
          <table:table-cell table:style-name="ce20" office:value-type="float" office:value="25" calcext:value-type="float">
            <text:p>25</text:p>
          </table:table-cell>
          <table:table-cell table:style-name="ce20" table:formula="of:=SUM([.D28:.H28])" office:value-type="float" office:value="95" calcext:value-type="float">
            <text:p>95</text:p>
          </table:table-cell>
          <table:table-cell table:style-name="ce34" office:value-type="string" calcext:value-type="string">
            <text:p>Problema 5: el programa falla al imprimir los cursos y sus notas.</text:p>
          </table:table-cell>
          <table:table-cell office:value-type="string" calcext:value-type="string">
            <text:p>.</text:p>
          </table:table-cell>
          <table:table-cell table:style-name="ce43" office:value-type="string" calcext:value-type="string">
            <text:p>vector de not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Xotchil Daniela</text:p>
          </table:table-cell>
          <table:table-cell table:number-columns-repeated="5"/>
          <table:table-cell table:formula="of:=SUM([.D29:.H29])" office:value-type="float" office:value="0" calcext:value-type="float">
            <text:p>0</text:p>
          </table:table-cell>
          <table:table-cell table:style-name="ce35"/>
          <table:table-cell office:value-type="string" calcext:value-type="string">
            <text:p>.</text:p>
          </table:table-cell>
          <table:table-cell table:style-name="ce42" office:value-type="string" calcext:value-type="string">
            <text:p>programa de prueba</text:p>
          </table:table-cell>
          <table:table-cell table:style-name="ce42" office:value-type="float" office:value="15" calcext:value-type="float">
            <text:p>15</text:p>
          </table:table-cell>
        </table:table-row>
        <table:table-row table:style-name="ro1">
          <table:table-cell table:style-name="ce10" office:value-type="string" calcext:value-type="string">
            <text:p>Rojas</text:p>
          </table:table-cell>
          <table:table-cell table:style-name="ce10" office:value-type="string" calcext:value-type="string">
            <text:p>Zamora</text:p>
          </table:table-cell>
          <table:table-cell table:style-name="ce10" office:value-type="string" calcext:value-type="string">
            <text:p>Yendri María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3" table:style-name="ce20" office:value-type="float" office:value="20" calcext:value-type="float">
            <text:p>2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30:.H30])" office:value-type="float" office:value="100" calcext:value-type="float">
            <text:p>100</text:p>
          </table:table-cell>
          <table:table-cell table:style-name="ce34"/>
          <table:table-cell office:value-type="string" calcext:value-type="string">
            <text:p>.</text:p>
          </table:table-cell>
          <table:table-cell table:style-name="ce43" office:value-type="string" calcext:value-type="string">
            <text:p>utiliza la clase anterio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ballos</text:p>
          </table:table-cell>
          <table:table-cell office:value-type="string" calcext:value-type="string">
            <text:p>Marchena</text:p>
          </table:table-cell>
          <table:table-cell office:value-type="string" calcext:value-type="string">
            <text:p>Jafet Stir</text:p>
          </table:table-cell>
          <table:table-cell table:number-columns-repeated="5"/>
          <table:table-cell table:formula="of:=SUM([.D31:.H31])" office:value-type="float" office:value="0" calcext:value-type="float">
            <text:p>0</text:p>
          </table:table-cell>
          <table:table-cell table:style-name="ce35"/>
          <table:table-cell office:value-type="string" calcext:value-type="string">
            <text:p>.</text:p>
          </table:table-cell>
          <table:table-cell/>
          <table:table-cell table:style-name="Default"/>
        </table:table-row>
        <table:table-row table:style-name="ro1">
          <table:table-cell table:style-name="ce10" office:value-type="string" calcext:value-type="string">
            <text:p>Soto</text:p>
          </table:table-cell>
          <table:table-cell table:style-name="ce10" office:value-type="string" calcext:value-type="string">
            <text:p>González</text:p>
          </table:table-cell>
          <table:table-cell table:style-name="ce10" office:value-type="string" calcext:value-type="string">
            <text:p>Christopher Daniel</text:p>
          </table:table-cell>
          <table:table-cell table:style-name="ce20" table:number-columns-repeated="5"/>
          <table:table-cell table:style-name="ce20" table:formula="of:=SUM([.D32:.H32])" office:value-type="float" office:value="0" calcext:value-type="float">
            <text:p>0</text:p>
          </table:table-cell>
          <table:table-cell table:style-name="ce34"/>
          <table:table-cell office:value-type="string" calcext:value-type="string">
            <text:p>.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maña</text:p>
          </table:table-cell>
          <table:table-cell office:value-type="string" calcext:value-type="string">
            <text:p>Revuelta</text:p>
          </table:table-cell>
          <table:table-cell office:value-type="string" calcext:value-type="string">
            <text:p>Marvin Felip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SUM([.D33:.H33])" office:value-type="float" office:value="89" calcext:value-type="float">
            <text:p>89</text:p>
          </table:table-cell>
          <table:table-cell table:style-name="ce35" office:value-type="string" calcext:value-type="string">
            <text:p>Problema 1: no hay un método general para cambiar el estado ni uno para sumar kilometraje. Problema 2: debe utilizar ‘self.’ para usar los atributos de la clase y que no hayan errores.</text:p>
          </table:table-cell>
          <table:table-cell office:value-type="string" calcext:value-type="string">
            <text:p>.</text:p>
          </table:table-cell>
          <table:table-cell/>
          <table:table-cell table:style-name="Default"/>
        </table:table-row>
        <table:table-row table:style-name="ro1">
          <table:table-cell table:style-name="ce10" office:value-type="string" calcext:value-type="string">
            <text:p>Valenzuel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Juan Carlo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34:.H34])" office:value-type="float" office:value="90" calcext:value-type="float">
            <text:p>90</text:p>
          </table:table-cell>
          <table:table-cell table:style-name="ce34" office:value-type="string" calcext:value-type="string">
            <text:p>Problema 2: el constructor no está hecho para crear una matriz con cualquier número de filas y columnas.</text:p>
          </table:table-cell>
          <table:table-cell office:value-type="string" calcext:value-type="string">
            <text:p>.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Fabián Alberto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SUM([.D35:.H35])" office:value-type="float" office:value="96" calcext:value-type="float">
            <text:p>96</text:p>
          </table:table-cell>
          <table:table-cell table:style-name="ce35" office:value-type="string" calcext:value-type="string">
            <text:p>Problema 1: no hay un método general para cambiar el estado.</text:p>
          </table:table-cell>
          <table:table-cell office:value-type="string" calcext:value-type="string">
            <text:p>.</text:p>
          </table:table-cell>
          <table:table-cell/>
          <table:table-cell table:style-name="Default"/>
        </table:table-row>
        <table:table-row table:style-name="ro1">
          <table:table-cell table:style-name="ce10" office:value-type="string" calcext:value-type="string">
            <text:p>Vargas</text:p>
          </table:table-cell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José Daniel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3" table:style-name="ce20" office:value-type="float" office:value="20" calcext:value-type="float">
            <text:p>2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36:.H36])" office:value-type="float" office:value="96" calcext:value-type="float">
            <text:p>96</text:p>
          </table:table-cell>
          <table:table-cell table:style-name="ce34" office:value-type="string" calcext:value-type="string">
            <text:p>Problema 1: no hay un método general para cambiar el estado.</text:p>
          </table:table-cell>
          <table:table-cell office:value-type="string" calcext:value-type="string">
            <text:p>.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Zúñig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Jorge Antonio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SUM([.D37:.H37])" office:value-type="float" office:value="100" calcext:value-type="float">
            <text:p>100</text:p>
          </table:table-cell>
          <table:table-cell table:style-name="ce35"/>
          <table:table-cell office:value-type="string" calcext:value-type="string">
            <text:p>.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 style:data-style-name="N2" text:time-value="18:59:59.45854697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11-08T19:48:49.446173952</dc:date>
    <meta:editing-duration>PT5H5M7S</meta:editing-duration>
    <meta:editing-cycles>16</meta:editing-cycles>
    <meta:generator>LibreOffice/6.4.6.2$Linux_X86_64 LibreOffice_project/40$Build-2</meta:generator>
    <meta:document-statistic meta:table-count="1" meta:cell-count="371" meta:object-count="0"/>
  </office:meta>
</office:document-meta>
</file>